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1.7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row table:style-name="ro1">
          <table:table-cell table:style-name="ce1" office:value-type="string" calcext:value-type="string">
            <text:p>Separation Scheme</text:p>
          </table:table-cell>
          <table:table-cell table:style-name="ce1" office:value-type="string" calcext:value-type="string">
            <text:p>Total MSE</text:p>
          </table:table-cell>
          <table:table-cell table:style-name="ce1" office:value-type="string" calcext:value-type="string">
            <text:p>Min MSE</text:p>
          </table:table-cell>
          <table:table-cell table:style-name="ce1" office:value-type="string" calcext:value-type="string">
            <text:p>Max MSE</text:p>
          </table:table-cell>
        </table:table-row>
        <table:table-row table:style-name="ro1">
          <table:table-cell office:value-type="string" calcext:value-type="string">
            <text:p>One datastream, one location</text:p>
          </table:table-cell>
          <table:table-cell office:value-type="float" office:value="0.0119841053755474" calcext:value-type="float">
            <text:p>0.011984105375547</text:p>
          </table:table-cell>
          <table:table-cell office:value-type="float" office:value="0.00517581636086106" calcext:value-type="float">
            <text:p>0.005175816360861</text:p>
          </table:table-cell>
          <table:table-cell office:value-type="float" office:value="0.0535179413855076" calcext:value-type="float">
            <text:p>0.053517941385508</text:p>
          </table:table-cell>
        </table:table-row>
        <table:table-row table:style-name="ro1">
          <table:table-cell office:value-type="string" calcext:value-type="string">
            <text:p>One datastream, all locations</text:p>
          </table:table-cell>
          <table:table-cell table:style-name="ce3" office:value-type="float" office:value="0.0115359248545443" calcext:value-type="float">
            <text:p>0.011535924854544</text:p>
          </table:table-cell>
          <table:table-cell office:value-type="float" office:value="0.00615131156519055" calcext:value-type="float">
            <text:p>0.006151311565191</text:p>
          </table:table-cell>
          <table:table-cell office:value-type="float" office:value="0.029975663870573" calcext:value-type="float">
            <text:p>0.029975663870573</text:p>
          </table:table-cell>
        </table:table-row>
        <table:table-row table:style-name="ro1">
          <table:table-cell office:value-type="string" calcext:value-type="string">
            <text:p>All datastreams, one location</text:p>
          </table:table-cell>
          <table:table-cell office:value-type="float" office:value="0.0119118509074846" calcext:value-type="float">
            <text:p>0.011911850907485</text:p>
          </table:table-cell>
          <table:table-cell office:value-type="float" office:value="0.00664973398670554" calcext:value-type="float">
            <text:p>0.006649733986706</text:p>
          </table:table-cell>
          <table:table-cell office:value-type="float" office:value="0.0152972647920251" calcext:value-type="float">
            <text:p>0.015297264792025</text:p>
          </table:table-cell>
        </table:table-row>
        <table:table-row table:style-name="ro1">
          <table:table-cell office:value-type="string" calcext:value-type="string">
            <text:p>All datastreams, all locations</text:p>
          </table:table-cell>
          <table:table-cell table:number-columns-repeated="3" office:value-type="float" office:value="0.0115782069042325" calcext:value-type="float">
            <text:p>0.011578206904233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table:formula="of:=MIN([.B2:.B5])" office:value-type="float" office:value="0.0115359248545443" calcext:value-type="float">
            <text:p>0.011535924854544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3T10:57:37.470648335</meta:creation-date>
    <meta:generator>LibreOffice/6.0.7.3$Linux_X86_64 LibreOffice_project/00m0$Build-3</meta:generator>
    <dc:date>2023-08-23T11:27:19.216750183</dc:date>
    <meta:editing-duration>PT29M40S</meta:editing-duration>
    <meta:editing-cycles>4</meta:editing-cycles>
    <meta:document-statistic meta:table-count="1" meta:cell-count="21" meta:object-count="0"/>
  </office:meta>
</office:document-meta>
</file>